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fo:font-weight="normal" officeooo:rsid="001d1186" officeooo:paragraph-rsid="001d3a4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rsid="001d1186" officeooo:paragraph-rsid="0021cb6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normal" officeooo:rsid="001e69e4" officeooo:paragraph-rsid="0021cb6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bold" officeooo:paragraph-rsid="001836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1e69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21cb6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1d3a4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1e69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21cb6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monospace" fo:font-size="14pt" fo:letter-spacing="normal" fo:font-style="normal" fo:font-weight="bold" officeooo:paragraph-rsid="001836a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16pt" fo:font-weight="bold" officeooo:rsid="00176a7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6pt" fo:font-weight="bold" officeooo:rsid="00176a7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4pt" fo:letter-spacing="normal" fo:font-style="normal" fo:font-weight="bold" officeooo:paragraph-rsid="001836a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b543f" officeooo:paragraph-rsid="001836a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b543f" officeooo:paragraph-rsid="001b543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1186" officeooo:paragraph-rsid="001d118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1186" officeooo:paragraph-rsid="001d3a4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1186" officeooo:paragraph-rsid="001e69e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1186" officeooo:paragraph-rsid="0021cb6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3a44" officeooo:paragraph-rsid="001d3a4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d3a44" officeooo:paragraph-rsid="0021cb6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e69e4" officeooo:paragraph-rsid="001e69e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normal" officeooo:rsid="001e69e4" officeooo:paragraph-rsid="0021cb6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bold" officeooo:rsid="001b543f" officeooo:paragraph-rsid="001b543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Liberation Serif" fo:font-size="12pt" fo:letter-spacing="normal" fo:font-style="normal" fo:font-weight="bold" officeooo:rsid="001d3a44" officeooo:paragraph-rsid="001d3a44" style:font-size-asian="10.5pt" style:font-weight-asian="bold" style:font-size-complex="12pt" style:font-weight-complex="bold"/>
    </style:style>
    <style:style style:name="T1" style:family="text">
      <style:text-properties fo:font-size="16pt" fo:font-weight="bold" officeooo:rsid="00176a74" style:font-size-asian="16pt" style:font-weight-asian="bold" style:font-size-complex="16pt" style:font-weight-complex="bold"/>
    </style:style>
    <style:style style:name="T2" style:family="text">
      <style:text-properties fo:font-size="18pt" fo:font-weight="bold" officeooo:rsid="00176a74" style:font-size-asian="18pt" style:font-weight-asian="bold" style:font-size-complex="18pt" style:font-weight-complex="bold"/>
    </style:style>
    <style:style style:name="T3" style:family="text">
      <style:text-properties officeooo:rsid="001836ad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b543f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69e4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ff4dc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cb61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officeooo:rsid="001d3a44" style:font-size-asian="10.5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officeooo:rsid="001e69e4" style:font-size-asian="10.5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21cb61" style:font-size-asian="10.5pt" style:font-size-complex="12pt"/>
    </style:style>
    <style:style style:name="T14" style:family="text">
      <style:text-properties fo:color="#000000" style:font-name="Liberation Serif"/>
    </style:style>
    <style:style style:name="T15" style:family="text">
      <style:text-properties fo:color="#000000" style:font-name="Liberation Serif" officeooo:rsid="001a1803"/>
    </style:style>
    <style:style style:name="T16" style:family="text">
      <style:text-properties officeooo:rsid="00224e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FTP access permission</text:span><text:span text:style-name="T1"> </text:span></text:p>
      <text:p text:style-name="P12"/>
      <text:p text:style-name="P5"><text:span text:style-name="T3">Step :1 </text:span><text:span text:style-name="T4">Block ftp permission for all IP</text:span></text:p>
      <text:p text:style-name="P14"><text:s/></text:p>
      <text:p text:style-name="P5"><text:span text:style-name="T5"><text:s text:c="3"/></text:span><text:span text:style-name="T6">We can block the ftp port diffrenet way in squid proxy server. By blocking the ftp port no one could not access the ftp particular lan network.</text:span></text:p>
      <text:p text:style-name="P15"/>
      <text:p text:style-name="P16">To open the squid conf file and block the ftp port 21 via ACLs. Let see step by step configuration</text:p>
      <text:p text:style-name="P16">in squid proxy server.</text:p>
      <text:p text:style-name="P16"/>
      <text:p text:style-name="P25">ACL based blocking the FTP port </text:p>
      <text:p text:style-name="P25"/>
      <text:p text:style-name="P17">Open the squid.conf file </text:p>
      <text:p text:style-name="P17"/>
      <text:p text:style-name="P17">#vim /etc/squid/squid.conf</text:p>
      <text:p text:style-name="P17"/>
      <text:p text:style-name="P17">add the following line </text:p>
      <text:p text:style-name="P17"/>
      <text:p text:style-name="P17">#create acl for ftp port</text:p>
      <text:p text:style-name="P17">acl Bad_ports port 21</text:p>
      <text:p text:style-name="P17"><text:s text:c="2"/></text:p>
      <text:p text:style-name="P17">#block the port</text:p>
      <text:p text:style-name="P17">http_access deny Bad_ports </text:p>
      <text:p text:style-name="P17"/>
      <text:p text:style-name="P17">save and close the squid.conf file.</text:p>
      <text:p text:style-name="P17"/>
      <text:p text:style-name="P21">#Restart the squid service </text:p>
      <text:p text:style-name="P21"/>
      <text:p text:style-name="P21">service squid restart</text:p>
      <text:p text:style-name="P21"/>
      <text:p text:style-name="P21">Now we can’t access the ftp port from any ip address within the network.</text:p>
      <text:p text:style-name="P21"/>
      <text:p text:style-name="P8"><text:span text:style-name="T10">ACL </text:span><text:span text:style-name="T12">ftp &amp;</text:span><text:span text:style-name="T10"> I</text:span><text:span text:style-name="T12">P</text:span><text:span text:style-name="T10"> address ba</text:span><text:span text:style-name="T12">sed</text:span><text:span text:style-name="T10"> </text:span><text:span text:style-name="T12">Allow</text:span></text:p>
      <text:p text:style-name="P26"/>
      <text:p text:style-name="P23">Create the acl file for ftp port squid <text:s/></text:p>
      <text:p text:style-name="P23"/>
      <text:p text:style-name="P23">vim /etc/squid/allowft<text:span text:style-name="T16">p</text:span>.acl</text:p>
      <text:p text:style-name="P23"/>
      <text:p text:style-name="P23">To put the ftp port 21 then save and close the file.</text:p>
      <text:p text:style-name="P23"><text:s/></text:p>
      <text:p text:style-name="P21">Open the squid.conf file</text:p>
      <text:p text:style-name="P21"/>
      <text:p text:style-name="P18">#vim /etc/squid/squid.conf</text:p>
      <text:p text:style-name="P18">add the following line </text:p>
      <text:p text:style-name="P18"/>
      <text:p text:style-name="P2"><text:span text:style-name="T10">#create acl for </text:span><text:span text:style-name="T11">I</text:span><text:span text:style-name="T12">P</text:span><text:span text:style-name="T11"> address </text:span></text:p>
      <text:p text:style-name="P2"><text:span text:style-name="T10">acl </text:span><text:span text:style-name="T11">allowip </text:span><text:span text:style-name="T12">src</text:span><text:span text:style-name="T10"> </text:span><text:span text:style-name="T12">192.168.2.</text:span><text:span text:style-name="T10">21</text:span></text:p>
      <text:p text:style-name="P18"/>
      <text:p text:style-name="P2"><text:soft-page-break/><text:span text:style-name="T12">#create acl for ftp port</text:span><text:span text:style-name="T10"> <text:s/></text:span></text:p>
      <text:p text:style-name="P23">acl allowftp port “/etc/squid/allowftp.cal”</text:p>
      <text:p text:style-name="P19"/>
      <text:p text:style-name="P6"><text:span text:style-name="T5">#</text:span><text:span text:style-name="T7">Allow</text:span><text:span text:style-name="T5"> the </text:span><text:span text:style-name="T8">access</text:span></text:p>
      <text:p text:style-name="P6"><text:span text:style-name="T5">http_access </text:span><text:span text:style-name="T7">allow</text:span><text:span text:style-name="T5"> </text:span><text:span text:style-name="T7">allowip allowftp</text:span><text:span text:style-name="T5"> </text:span></text:p>
      <text:p text:style-name="P19"/>
      <text:p text:style-name="P18">save and close the squid.conf file.</text:p>
      <text:p text:style-name="P18"/>
      <text:p text:style-name="P21">#Restart the squid service </text:p>
      <text:p text:style-name="P21"/>
      <text:p text:style-name="P21">service squid restart</text:p>
      <text:p text:style-name="P21"/>
      <text:p text:style-name="P9"><text:span text:style-name="T5">Now we can access ftp port </text:span><text:span text:style-name="T7">only particular ip address of</text:span><text:span text:style-name="T5"> the network.</text:span></text:p>
      <text:p text:style-name="P21"><text:s/></text:p>
      <text:p text:style-name="P14"/>
      <text:p text:style-name="P11"><text:span text:style-name="T15">Step :2 </text:span><text:span text:style-name="T14">Allow the ftp access for particular I</text:span><text:span text:style-name="T15">p </text:span><text:span text:style-name="T14">with particular website</text:span></text:p>
      <text:p text:style-name="P14"/>
      <text:p text:style-name="P4"><text:span text:style-name="T10">Create the acl file for </text:span><text:span text:style-name="T13">ftp Domain/website</text:span><text:span text:style-name="T10"> <text:s/></text:span></text:p>
      <text:p text:style-name="P24"/>
      <text:p text:style-name="P4"><text:span text:style-name="T10">vim /etc/squid/allowfto.</text:span><text:span text:style-name="T13">domain.</text:span><text:span text:style-name="T10">acl</text:span></text:p>
      <text:p text:style-name="P24"/>
      <text:p text:style-name="P4"><text:span text:style-name="T10">To put the ftp </text:span><text:span text:style-name="T13">domain/website</text:span><text:span text:style-name="T10"> then save and close the file.</text:span></text:p>
      <text:p text:style-name="P24"><text:s/></text:p>
      <text:p text:style-name="P22">Open the squid.conf file</text:p>
      <text:p text:style-name="P22"/>
      <text:p text:style-name="P20">#vim /etc/squid/squid.conf</text:p>
      <text:p text:style-name="P20">add the following line </text:p>
      <text:p text:style-name="P20"/>
      <text:p text:style-name="P3"><text:span text:style-name="T10">#create acl for </text:span><text:span text:style-name="T11">I</text:span><text:span text:style-name="T12">P</text:span><text:span text:style-name="T11"> address </text:span></text:p>
      <text:p text:style-name="P3"><text:span text:style-name="T10">acl </text:span><text:span text:style-name="T11">allowip </text:span><text:span text:style-name="T12">src</text:span><text:span text:style-name="T10"> </text:span><text:span text:style-name="T12">192.168.2.</text:span><text:span text:style-name="T10">21</text:span></text:p>
      <text:p text:style-name="P20"/>
      <text:p text:style-name="P3"><text:span text:style-name="T12">#create acl for ftp port</text:span><text:span text:style-name="T10"> <text:s/></text:span></text:p>
      <text:p text:style-name="P24">acl allowftp port “/etc/squid/allowftp.cal”</text:p>
      <text:p text:style-name="P20"/>
      <text:p text:style-name="P7"><text:span text:style-name="T5">#</text:span><text:span text:style-name="T7">Allow</text:span><text:span text:style-name="T5"> the </text:span><text:span text:style-name="T8">access</text:span></text:p>
      <text:p text:style-name="P7"><text:span text:style-name="T5">http_access </text:span><text:span text:style-name="T7">allow</text:span><text:span text:style-name="T5"> </text:span><text:span text:style-name="T7">allowip allowftp</text:span><text:span text:style-name="T5"> </text:span><text:span text:style-name="T9">allowftpdomain</text:span></text:p>
      <text:p text:style-name="P20"/>
      <text:p text:style-name="P20">save and close the squid.conf file.</text:p>
      <text:p text:style-name="P20"/>
      <text:p text:style-name="P22">#Restart the squid service </text:p>
      <text:p text:style-name="P22"/>
      <text:p text:style-name="P22">service squid restart</text:p>
      <text:p text:style-name="P22"/>
      <text:p text:style-name="P10"><text:span text:style-name="T5">Now we can access ftp port </text:span><text:span text:style-name="T7">particular ipaddress </text:span><text:span text:style-name="T9">with particular domain/website</text:span><text:span text:style-name="T7"> of</text:span><text:span text:style-name="T5"> the network.</text:span></text:p>
      <text:p text:style-name="P20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1-06T17:18:32.255890079</meta:creation-date>
    <dc:date>2018-02-16T16:56:50.708527669</dc:date>
    <dc:creator>softsolutions4u </dc:creator>
    <meta:editing-duration>PT45M</meta:editing-duration>
    <meta:editing-cycles>9</meta:editing-cycles>
    <meta:generator>LibreOffice/4.3.7.2$Linux_x86 LibreOffice_project/430$Build-2</meta:generator>
    <meta:document-statistic meta:table-count="0" meta:image-count="0" meta:object-count="0" meta:page-count="2" meta:paragraph-count="56" meta:word-count="305" meta:character-count="1884" meta:non-whitespace-character-count="1596"/>
  </office:meta>
</office:document-meta>
</file>